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7" style:family="table">
      <style:table-properties style:width="17.674cm" fo:margin-left="0.233cm" fo:margin-top="0cm" fo:margin-bottom="0cm" table:align="left" style:writing-mode="lr-tb"/>
    </style:style>
    <style:style style:name="Tabla17.A" style:family="table-column">
      <style:table-column-properties style:column-width="1.296cm"/>
    </style:style>
    <style:style style:name="Tabla17.B" style:family="table-column">
      <style:table-column-properties style:column-width="5.502cm"/>
    </style:style>
    <style:style style:name="Tabla17.C" style:family="table-column">
      <style:table-column-properties style:column-width="1.563cm"/>
    </style:style>
    <style:style style:name="Tabla17.D" style:family="table-column">
      <style:table-column-properties style:column-width="1.535cm"/>
    </style:style>
    <style:style style:name="Tabla17.E" style:family="table-column">
      <style:table-column-properties style:column-width="1.586cm"/>
    </style:style>
    <style:style style:name="Tabla17.F" style:family="table-column">
      <style:table-column-properties style:column-width="6.193cm"/>
    </style:style>
    <style:style style:name="Tabla17.1" style:family="table-row">
      <style:table-row-properties style:min-row-height="0.67cm"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-left="1pt solid #ffffff" fo:border-right="1pt solid #ffffff" fo:border-top="1pt solid #ffffff" fo:border-bottom="1pt solid #000000"/>
    </style:style>
    <style:style style:name="Tabla17.B1" style:family="table-cell">
      <style:table-cell-properties style:vertical-align="middle" fo:padding-left="0.191cm" fo:padding-right="0.191cm" fo:padding-top="0cm" fo:padding-bottom="0cm" fo:border-left="1pt solid #ffffff" fo:border-right="1pt solid #000000" fo:border-top="1pt solid #ffffff" fo:border-bottom="1pt solid #000000"/>
    </style:style>
    <style:style style:name="Tabla17.C1" style:family="table-cell">
      <style:table-cell-properties style:vertical-align="middle" fo:background-color="#cccccc" fo:padding-left="0.191cm" fo:padding-right="0.191cm" fo:padding-top="0cm" fo:padding-bottom="0cm" fo:border="1pt solid #000000">
        <style:background-image/>
      </style:table-cell-properties>
    </style:style>
    <style:style style:name="Tabla17.F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F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3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4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5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6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7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8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9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10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1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1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expresions" style:family="table">
      <style:table-properties style:width="15.007cm" fo:margin-left="0cm" table:align="left" fo:background-color="transparent" style:writing-mode="lr-tb">
        <style:background-image/>
      </style:table-properties>
    </style:style>
    <style:style style:name="expresions.A" style:family="table-column">
      <style:table-column-properties style:column-width="9.398cm"/>
    </style:style>
    <style:style style:name="expresions.B" style:family="table-column">
      <style:table-column-properties style:column-width="5.609cm"/>
    </style:style>
    <style:style style:name="expresions.1" style:family="table-row">
      <style:table-row-properties fo:background-color="transparent">
        <style:background-image/>
      </style:table-row-properties>
    </style:style>
    <style:style style:name="expresion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expresions.B1" style:family="table-cell">
      <style:table-cell-properties fo:padding="0.049cm" fo:border="0.05pt solid #000000" style:writing-mode="page"/>
    </style:style>
    <style:style style:name="expresion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xpresions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3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4" style:family="paragraph" style:parent-style-name="Standard">
      <style:text-properties style:font-name="Arial" fo:font-size="11pt" officeooo:paragraph-rsid="000d799c" style:font-size-asian="11pt" style:font-name-complex="Arial"/>
    </style:style>
    <style:style style:name="P5" style:family="paragraph" style:parent-style-name="Footer">
      <style:text-properties style:rfc-language-tag="es-ES-u-co-trad" fo:language="es" fo:country="ES"/>
    </style:style>
    <style:style style:name="P6" style:family="paragraph" style:parent-style-name="Footer">
      <style:paragraph-properties fo:text-align="end" style:justify-single-word="false" style:snap-to-layout-grid="false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8" style:family="paragraph" style:parent-style-name="normal">
      <loext:graphic-properties draw:fill="none" draw:fill-color="#ffffff"/>
      <style:paragraph-properties fo:margin-left="0.64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" style:family="paragraph" style:parent-style-name="normal">
      <loext:graphic-properties draw:fill="none" draw:fill-color="#ffffff"/>
      <style:paragraph-properties fo:margin-left="0.64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0" style:family="paragraph" style:parent-style-name="normal">
      <loext:graphic-properties draw:fill="none" draw:fill-color="#ffffff"/>
      <style:paragraph-properties fo:margin-left="0.67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2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3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4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5" style:family="paragraph" style:parent-style-name="normal">
      <loext:graphic-properties draw:fill="none" draw:fill-color="#ffffff"/>
      <style:paragraph-properties fo:margin-left="0.3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officeooo:paragraph-rsid="000d799c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17" style:family="paragraph" style:parent-style-name="normal">
      <style:paragraph-properties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officeooo:paragraph-rsid="001b2187" fo:background-color="transparent" style:font-name-asian="Calibri1" style:font-size-asian="9pt" style:font-style-asian="normal" style:font-weight-asian="normal" style:font-name-complex="Calibri1" style:font-size-complex="9pt"/>
    </style:style>
    <style:style style:name="P18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9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20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21" style:family="paragraph" style:parent-style-name="normal">
      <loext:graphic-properties draw:fill="none" draw:fill-color="#ffffff"/>
      <style:paragraph-properties fo:margin-left="0.093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2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3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0d799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5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6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7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8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29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30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2" style:family="paragraph" style:parent-style-name="normal">
      <loext:graphic-properties draw:fill="none" draw:fill-color="#ffffff"/>
      <style:paragraph-properties fo:margin-left="0.00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3" style:family="paragraph" style:parent-style-name="normal">
      <loext:graphic-properties draw:fill="none" draw:fill-color="#ffffff"/>
      <style:paragraph-properties fo:margin-left="0.009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4" style:family="paragraph" style:parent-style-name="normal">
      <loext:graphic-properties draw:fill="none" draw:fill-color="#ffffff"/>
      <style:paragraph-properties fo:margin-left="0.00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5" style:family="paragraph" style:parent-style-name="normal">
      <loext:graphic-properties draw:fill="none" draw:fill-color="#ffffff"/>
      <style:paragraph-properties fo:margin-left="0.00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6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rsid="001b2187" officeooo:paragraph-rsid="001b2187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39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0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1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2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3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0.829cm"/>
        </style:tab-stops>
      </style:paragraph-properties>
      <style:text-properties officeooo:paragraph-rsid="000d799c"/>
    </style:style>
    <style:style style:name="P45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6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1b2187"/>
    </style:style>
    <style:style style:name="P47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paragraph-rsid="001b2187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officeooo:paragraph-rsid="000d799c" style:font-size-asian="10.5pt" style:font-size-complex="10.5pt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.5pt" officeooo:paragraph-rsid="000d799c" style:font-size-asian="10.5pt" style:font-size-complex="10.5pt"/>
    </style:style>
    <style:style style:name="P50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weight="bold" officeooo:paragraph-rsid="000d799c" style:font-weight-asian="bold"/>
    </style:style>
    <style:style style:name="P51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officeooo:paragraph-rsid="000d799c" style:font-weight-asian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1b2187" officeooo:paragraph-rsid="001b2187" style:font-weight-asian="bold" style:font-weight-complex="bold"/>
    </style:style>
    <style:style style:name="P53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tyle="italic" officeooo:paragraph-rsid="000d799c" style:font-style-asian="italic"/>
    </style:style>
    <style:style style:name="P54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0d799c"/>
    </style:style>
    <style:style style:name="P55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1b2187"/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 style:parent-style-name="Standard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3465a4" loext:opacity="100%" officeooo:rsid="002cf190" officeooo:paragraph-rsid="002cf190"/>
    </style:style>
    <style:style style:name="P59" style:family="paragraph" style:parent-style-name="Table_20_Contents">
      <style:paragraph-properties fo:text-align="start" style:justify-single-word="false"/>
      <style:text-properties fo:color="#3465a4" loext:opacity="100%" officeooo:rsid="003878c4" officeooo:paragraph-rsid="003878c4"/>
    </style:style>
    <style:style style:name="P60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0d799c"/>
    </style:style>
    <style:style style:name="P61" style:family="paragraph" style:parent-style-name="normal" style:list-style-name="WWNum1">
      <style:paragraph-properties fo:margin-left="1.75cm" fo:margin-right="0cm" fo:margin-top="0.092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62" style:family="paragraph" style:parent-style-name="normal" style:list-style-name="WWNum1">
      <style:paragraph-properties fo:margin-left="1.75cm" fo:margin-right="0cm" fo:margin-top="0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63" style:family="paragraph" style:parent-style-name="normal" style:list-style-name="WWNum1">
      <loext:graphic-properties draw:fill="none" draw:fill-color="#ffffff"/>
      <style:paragraph-properties fo:margin-left="1.75cm" fo:margin-right="0cm" fo:margin-top="0.092cm" fo:margin-bottom="0cm" style:contextual-spacing="false" fo:line-height="100%" fo:text-align="start" style:justify-single-word="false" fo:orphans="0" fo:widows="0" fo:text-indent="-0.998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size="10.5pt" officeooo:paragraph-rsid="000d799c" style:font-size-asian="10.5pt" style:font-size-complex="10.5pt"/>
    </style:style>
    <style:style style:name="P6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3465a4" loext:opacity="100%" style:text-line-through-style="none" style:text-line-through-type="none" style:text-position="0% 100%" fo:font-size="12pt" fo:font-style="normal" style:text-underline-style="none" officeooo:rsid="002b7b7b" officeooo:paragraph-rsid="002b7b7b" fo:background-color="transparent" style:font-size-asian="12pt" style:font-style-asian="normal" style:font-size-complex="12pt"/>
    </style:style>
    <style:style style:name="P65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3465a4" loext:opacity="100%" style:text-line-through-style="none" style:text-line-through-type="none" style:text-position="0% 100%" fo:font-size="12pt" fo:font-style="normal" style:text-underline-style="none" officeooo:rsid="002b7b7b" officeooo:paragraph-rsid="002b7b7b" fo:background-color="transparent" style:font-size-asian="12pt" style:font-style-asian="normal" style:font-size-complex="12pt"/>
    </style:style>
    <style:style style:name="P66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3465a4" loext:opacity="100%" style:text-line-through-style="none" style:text-line-through-type="none" style:text-position="0% 100%" fo:font-size="12pt" fo:font-style="normal" style:text-underline-style="none" officeooo:rsid="002b7b7b" officeooo:paragraph-rsid="002b7b7b" fo:background-color="transparent" style:font-size-asian="12pt" style:font-style-asian="normal" style:font-size-complex="12pt"/>
    </style:style>
    <style:style style:name="P67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3465a4" loext:opacity="100%" style:text-line-through-style="none" style:text-line-through-type="none" style:text-position="0% 100%" fo:font-size="12pt" fo:font-style="normal" style:text-underline-style="none" officeooo:rsid="002b7b7b" officeooo:paragraph-rsid="002b7b7b" fo:background-color="transparent" style:font-size-asian="12pt" style:font-style-asian="normal" style:font-size-complex="12pt"/>
    </style:style>
    <style:style style:name="P6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3465a4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69" style:family="paragraph" style:parent-style-name="normal">
      <loext:graphic-properties draw:fill="none" draw:fill-color="#ffffff"/>
      <style:paragraph-properties fo:margin-left="0.616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3465a4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7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3465a4" loext:opacity="100%" style:text-line-through-style="none" style:text-line-through-type="none" style:text-position="0% 100%" fo:font-size="12pt" fo:font-style="normal" style:text-underline-style="none" officeooo:rsid="0034b9d0" officeooo:paragraph-rsid="0034b9d0" fo:background-color="transparent" style:font-size-asian="12pt" style:font-style-asian="normal" style:font-size-complex="12pt"/>
    </style:style>
    <style:style style:name="P71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3465a4" loext:opacity="100%" style:text-line-through-style="none" style:text-line-through-type="none" style:text-position="0% 100%" fo:font-size="12pt" fo:font-style="normal" style:text-underline-style="none" officeooo:rsid="0034b9d0" officeooo:paragraph-rsid="0034b9d0" fo:background-color="transparent" style:font-size-asian="12pt" style:font-style-asian="normal" style:font-size-complex="12pt"/>
    </style:style>
    <style:style style:name="P72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3465a4" loext:opacity="100%" style:text-line-through-style="none" style:text-line-through-type="none" style:text-position="0% 100%" fo:font-size="12pt" fo:font-style="normal" style:text-underline-style="none" officeooo:rsid="00357b41" officeooo:paragraph-rsid="00357b41" fo:background-color="transparent" style:font-size-asian="12pt" style:font-style-asian="normal" style:font-size-complex="12pt"/>
    </style:style>
    <style:style style:name="P73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fo:font-size="11pt" fo:font-weight="bold" style:font-size-asian="11pt" style:font-weight-asian="bold" style:font-weight-complex="bold"/>
    </style:style>
    <style:style style:name="T6" style:family="text">
      <style:text-properties style:use-window-font-color="true" loext:opacity="0%" style:font-name="Arial" fo:font-size="11pt" fo:language="ca" fo:country="ES" fo:font-weight="bold" officeooo:rsid="000d799c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7" style:family="text">
      <style:text-properties officeooo:rsid="000d799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officeooo:rsid="001b2187"/>
    </style:style>
    <style:style style:name="T12" style:family="text">
      <style:text-properties officeooo:rsid="001bbb14"/>
    </style:style>
    <style:style style:name="T13" style:family="text">
      <style:text-properties officeooo:rsid="002a437f"/>
    </style:style>
    <style:style style:name="T14" style:family="text">
      <style:text-properties officeooo:rsid="002a7b4d"/>
    </style:style>
    <style:style style:name="T15" style:family="text">
      <style:text-properties officeooo:rsid="002b7b7b"/>
    </style:style>
    <style:style style:name="T16" style:family="text">
      <style:text-properties officeooo:rsid="002e8a47"/>
    </style:style>
    <style:style style:name="T17" style:family="text">
      <style:text-properties officeooo:rsid="002f3b2b"/>
    </style:style>
    <style:style style:name="T18" style:family="text">
      <style:text-properties officeooo:rsid="0030204c"/>
    </style:style>
    <style:style style:name="T19" style:family="text">
      <style:text-properties officeooo:rsid="0030cf94"/>
    </style:style>
    <style:style style:name="T20" style:family="text">
      <style:text-properties fo:color="#3465a4" loext:opacity="100%" officeooo:rsid="002e8a47"/>
    </style:style>
    <style:style style:name="T21" style:family="text">
      <style:text-properties fo:color="#3465a4" loext:opacity="100%" officeooo:rsid="002f3b2b"/>
    </style:style>
    <style:style style:name="T22" style:family="text">
      <style:text-properties fo:color="#3465a4" loext:opacity="100%" officeooo:rsid="0030204c"/>
    </style:style>
    <style:style style:name="T23" style:family="text">
      <style:text-properties fo:color="#3465a4" loext:opacity="100%" officeooo:rsid="0030cf94"/>
    </style:style>
    <style:style style:name="T24" style:family="text">
      <style:text-properties fo:color="#3465a4" loext:opacity="100%" officeooo:rsid="003a350e"/>
    </style:style>
    <style:style style:name="T25" style:family="text">
      <style:text-properties officeooo:rsid="0034b9d0"/>
    </style:style>
    <style:style style:name="T26" style:family="text">
      <style:text-properties officeooo:rsid="00357b41"/>
    </style:style>
    <style:style style:name="T27" style:family="text">
      <style:text-properties officeooo:rsid="0036ec5a"/>
    </style:style>
    <style:style style:name="gr1" style:family="graphic">
      <style:graphic-properties draw:stroke="solid" svg:stroke-width="0.026cm" svg:stroke-color="#666633" draw:stroke-linejoin="round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h text:style-name="P60" text:outline-level="7"><text:span text:style-name="T5">EXERCICIS D</text:span><text:span text:style-name="T6">E DADES, OPERADORS I EXPRESSIONS</text:span></text:h>
      <text:p text:style-name="P4"/>
      <text:p text:style-name="P55">1. <text:span text:style-name="T11">Completa la següent taula amb els resultats de les instruccions indicades a cada fila, tenint en compte que els valors inicials de les variables A, B i C són, 4, 2 i 3 </text:span><text:span text:style-name="T13">respectivament</text:span><text:span text:style-name="T11">.</text:span></text:p>
      <text:p text:style-name="P17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 table:style-name="Tabla17.1">
          <table:table-cell table:style-name="Tabla17.A1" office:value-type="string">
            <text:p text:style-name="P7"/>
          </table:table-cell>
          <table:table-cell table:style-name="Tabla17.B1" office:value-type="string">
            <text:p text:style-name="P31"><text:s/></text:p>
          </table:table-cell>
          <table:table-cell table:style-name="Tabla17.C1" office:value-type="string">
            <text:p text:style-name="P8">A</text:p>
          </table:table-cell>
          <table:table-cell table:style-name="Tabla17.C1" office:value-type="string">
            <text:p text:style-name="P9">B</text:p>
          </table:table-cell>
          <table:table-cell table:style-name="Tabla17.C1" office:value-type="string">
            <text:p text:style-name="P10">C</text:p>
          </table:table-cell>
          <table:table-cell table:style-name="Tabla17.F1" office:value-type="string">
            <text:p text:style-name="P28"/>
          </table:table-cell>
        </table:table-row>
        <table:table-row table:style-name="Tabla17.1">
          <table:table-cell table:style-name="Tabla17.C1" office:value-type="string">
            <text:p text:style-name="P7"/>
          </table:table-cell>
          <table:table-cell table:style-name="Tabla17.C1" office:value-type="string">
            <text:p text:style-name="P50"><text:s text:c="4"/>Instrucción</text:p>
          </table:table-cell>
          <table:table-cell table:style-name="Tabla17.C1" office:value-type="string">
            <text:p text:style-name="P11">4</text:p>
          </table:table-cell>
          <table:table-cell table:style-name="Tabla17.C1" office:value-type="string">
            <text:p text:style-name="P12">2</text:p>
          </table:table-cell>
          <table:table-cell table:style-name="Tabla17.C1" office:value-type="string">
            <text:p text:style-name="P13">3</text:p>
          </table:table-cell>
          <table:table-cell table:style-name="Tabla17.F2" office:value-type="string">
            <text:p text:style-name="P28"/>
          </table:table-cell>
        </table:table-row>
        <table:table-row table:style-name="Tabla17.1">
          <table:table-cell table:style-name="Tabla17.A3" office:value-type="string">
            <text:p text:style-name="P32">1</text:p>
          </table:table-cell>
          <table:table-cell table:style-name="Tabla17.B3" office:value-type="string">
            <text:p text:style-name="P14">A = B</text:p>
          </table:table-cell>
          <table:table-cell table:style-name="Tabla17.C3" office:value-type="string">
            <text:p text:style-name="P37">2</text:p>
          </table:table-cell>
          <table:table-cell table:style-name="Tabla17.D3" office:value-type="string">
            <text:p text:style-name="P41">2</text:p>
          </table:table-cell>
          <table:table-cell table:style-name="Tabla17.E3" office:value-type="string">
            <text:p text:style-name="P43">3</text:p>
          </table:table-cell>
          <table:table-cell table:style-name="Tabla17.F5" table:number-rows-spanned="3" office:value-type="string">
            <text:p text:style-name="P53"/>
          </table:table-cell>
        </table:table-row>
        <table:table-row table:style-name="Tabla17.1">
          <table:table-cell table:style-name="Tabla17.A4" office:value-type="string">
            <text:p text:style-name="P34">2</text:p>
          </table:table-cell>
          <table:table-cell table:style-name="Tabla17.B4" office:value-type="string">
            <text:p text:style-name="P15">C = A</text:p>
          </table:table-cell>
          <table:table-cell table:style-name="Tabla17.C4" office:value-type="string">
            <text:p text:style-name="P39">2</text:p>
          </table:table-cell>
          <table:table-cell table:style-name="Tabla17.D4" office:value-type="string">
            <text:p text:style-name="P42">2</text:p>
          </table:table-cell>
          <table:table-cell table:style-name="Tabla17.E4" office:value-type="string">
            <text:p text:style-name="P38">2</text:p>
          </table:table-cell>
          <table:covered-table-cell table:style-name="Tabla17.F5"/>
        </table:table-row>
        <table:table-row table:style-name="Tabla17.1">
          <table:table-cell table:style-name="Tabla17.A5" office:value-type="string">
            <text:p text:style-name="P36">3</text:p>
          </table:table-cell>
          <table:table-cell table:style-name="Tabla17.B5" office:value-type="string">
            <text:p text:style-name="P14">B = (A + B + C) / 2</text:p>
          </table:table-cell>
          <table:table-cell table:style-name="Tabla17.C5" office:value-type="string">
            <text:p text:style-name="P40">2</text:p>
          </table:table-cell>
          <table:table-cell table:style-name="Tabla17.D5" office:value-type="string">
            <text:p text:style-name="P38">3</text:p>
          </table:table-cell>
          <table:table-cell table:style-name="Tabla17.E5" office:value-type="string">
            <text:p text:style-name="P43">2</text:p>
          </table:table-cell>
          <table:covered-table-cell table:style-name="Tabla17.F5"/>
        </table:table-row>
        <table:table-row table:style-name="Tabla17.1">
          <table:table-cell table:style-name="Tabla17.A6" office:value-type="string">
            <text:p text:style-name="P35">4</text:p>
          </table:table-cell>
          <table:table-cell table:style-name="Tabla17.B6" office:value-type="string">
            <text:p text:style-name="P14">A = A + C</text:p>
          </table:table-cell>
          <table:table-cell table:style-name="Tabla17.C6" office:value-type="string">
            <text:p text:style-name="P70">4</text:p>
          </table:table-cell>
          <table:table-cell table:style-name="Tabla17.D6" office:value-type="string">
            <text:p text:style-name="P65">3</text:p>
          </table:table-cell>
          <table:table-cell table:style-name="Tabla17.E6" office:value-type="string">
            <text:p text:style-name="P67">2</text:p>
          </table:table-cell>
          <table:table-cell table:style-name="Tabla17.F6" office:value-type="string">
            <text:p text:style-name="P29"/>
          </table:table-cell>
        </table:table-row>
        <table:table-row table:style-name="Tabla17.1">
          <table:table-cell table:style-name="Tabla17.A7" office:value-type="string">
            <text:p text:style-name="P33">5</text:p>
          </table:table-cell>
          <table:table-cell table:style-name="Tabla17.B7" office:value-type="string">
            <text:p text:style-name="P15">C = B - A</text:p>
          </table:table-cell>
          <table:table-cell table:style-name="Tabla17.C7" office:value-type="string">
            <text:p text:style-name="P71">4</text:p>
          </table:table-cell>
          <table:table-cell table:style-name="Tabla17.D7" office:value-type="string">
            <text:p text:style-name="P66">3</text:p>
          </table:table-cell>
          <table:table-cell table:style-name="Tabla17.E7" office:value-type="string">
            <text:p text:style-name="P68">-<text:span text:style-name="T25">1</text:span></text:p>
          </table:table-cell>
          <table:table-cell table:style-name="Tabla17.F7" office:value-type="string">
            <text:p text:style-name="P30"/>
          </table:table-cell>
        </table:table-row>
        <table:table-row table:style-name="Tabla17.1">
          <table:table-cell table:style-name="Tabla17.A8" office:value-type="string">
            <text:p text:style-name="P36">6</text:p>
          </table:table-cell>
          <table:table-cell table:style-name="Tabla17.B8" office:value-type="string">
            <text:p text:style-name="P14">C = C - A</text:p>
          </table:table-cell>
          <table:table-cell table:style-name="Tabla17.C8" office:value-type="string">
            <text:p text:style-name="P72">4</text:p>
          </table:table-cell>
          <table:table-cell table:style-name="Tabla17.D8" office:value-type="string">
            <text:p text:style-name="P65">3</text:p>
          </table:table-cell>
          <table:table-cell table:style-name="Tabla17.E8" office:value-type="string">
            <text:p text:style-name="P68">-<text:span text:style-name="T26">5</text:span></text:p>
          </table:table-cell>
          <table:table-cell table:style-name="Tabla17.F8" office:value-type="string">
            <text:p text:style-name="P30"/>
          </table:table-cell>
        </table:table-row>
        <table:table-row table:style-name="Tabla17.1">
          <table:table-cell table:style-name="Tabla17.A9" office:value-type="string">
            <text:p text:style-name="P36">7</text:p>
          </table:table-cell>
          <table:table-cell table:style-name="Tabla17.B9" office:value-type="string">
            <text:p text:style-name="P14">A = A * B</text:p>
          </table:table-cell>
          <table:table-cell table:style-name="Tabla17.C9" office:value-type="string">
            <text:p text:style-name="P64">1<text:span text:style-name="T26">2</text:span></text:p>
          </table:table-cell>
          <table:table-cell table:style-name="Tabla17.D9" office:value-type="string">
            <text:p text:style-name="P65">3</text:p>
          </table:table-cell>
          <table:table-cell table:style-name="Tabla17.E9" office:value-type="string">
            <text:p text:style-name="P69">-<text:span text:style-name="T26">5</text:span></text:p>
          </table:table-cell>
          <table:table-cell table:style-name="Tabla17.F9" office:value-type="string">
            <text:p text:style-name="P29"/>
          </table:table-cell>
        </table:table-row>
        <table:table-row table:style-name="Tabla17.1">
          <table:table-cell table:style-name="Tabla17.A10" office:value-type="string">
            <text:p text:style-name="P51">8</text:p>
          </table:table-cell>
          <table:table-cell table:style-name="Tabla17.B10" office:value-type="string">
            <text:p text:style-name="P45">A = A + 3</text:p>
          </table:table-cell>
          <table:table-cell table:style-name="Tabla17.C10" office:value-type="string">
            <text:p text:style-name="P64">1<text:span text:style-name="T27">5</text:span></text:p>
          </table:table-cell>
          <table:table-cell table:style-name="Tabla17.D10" office:value-type="string">
            <text:p text:style-name="P65">3</text:p>
          </table:table-cell>
          <table:table-cell table:style-name="Tabla17.E10" office:value-type="string">
            <text:p text:style-name="P69">-<text:span text:style-name="T26">5</text:span></text:p>
          </table:table-cell>
          <table:table-cell table:style-name="Tabla17.F10" office:value-type="string">
            <text:p text:style-name="P29"/>
          </table:table-cell>
        </table:table-row>
        <table:table-row table:style-name="Tabla17.1">
          <table:table-cell table:style-name="Tabla17.A11" office:value-type="string">
            <text:p text:style-name="P51">9</text:p>
          </table:table-cell>
          <table:table-cell table:style-name="Tabla17.B11" office:value-type="string">
            <text:p text:style-name="P45">A = A % B</text:p>
          </table:table-cell>
          <table:table-cell table:style-name="Tabla17.C11" office:value-type="string">
            <text:p text:style-name="P64">0</text:p>
          </table:table-cell>
          <table:table-cell table:style-name="Tabla17.D11" office:value-type="string">
            <text:p text:style-name="P65">3</text:p>
          </table:table-cell>
          <table:table-cell table:style-name="Tabla17.E11" office:value-type="string">
            <text:p text:style-name="P69">-<text:span text:style-name="T26">5</text:span></text:p>
          </table:table-cell>
          <table:table-cell table:style-name="Tabla17.F11" office:value-type="string">
            <text:p text:style-name="P29"/>
          </table:table-cell>
        </table:table-row>
        <table:table-row table:style-name="Tabla17.1">
          <table:table-cell table:style-name="Tabla17.A12" office:value-type="string">
            <text:p text:style-name="P51">10</text:p>
          </table:table-cell>
          <table:table-cell table:style-name="Tabla17.B12" office:value-type="string">
            <text:p text:style-name="P45">C = C + A</text:p>
          </table:table-cell>
          <table:table-cell table:style-name="Tabla17.C12" office:value-type="string">
            <text:p text:style-name="P64">0</text:p>
          </table:table-cell>
          <table:table-cell table:style-name="Tabla17.D12" office:value-type="string">
            <text:p text:style-name="P65">3</text:p>
          </table:table-cell>
          <table:table-cell table:style-name="Tabla17.E12" office:value-type="string">
            <text:p text:style-name="P69">-<text:span text:style-name="T26">5</text:span></text:p>
          </table:table-cell>
          <table:table-cell table:style-name="Tabla17.F12" office:value-type="string">
            <text:p text:style-name="P29"/>
          </table:table-cell>
        </table:table-row>
      </table:table>
      <text:p text:style-name="P48"/>
      <text:p text:style-name="P48"/>
      <text:p text:style-name="P44"><text:span text:style-name="T8">2. </text:span><text:span text:style-name="T10">Avalua el resultat de</text:span> <text:span text:style-name="T9">l</text:span><text:span text:style-name="T10">e</text:span><text:span text:style-name="T9">s sig</text:span><text:span text:style-name="T10">üents</text:span><text:span text:style-name="T9"> expres</text:span><text:span text:style-name="T10">s</text:span><text:span text:style-name="T9">ions:</text:span></text:p>
      <table:table table:name="expresions" table:style-name="expresions">
        <table:table-column table:style-name="expresions.A"/>
        <table:table-column table:style-name="expresions.B"/>
        <table:table-row table:style-name="expresions.1">
          <table:table-cell table:style-name="expresions.A1" office:value-type="string">
            <text:p text:style-name="P52">Expressió</text:p>
          </table:table-cell>
          <table:table-cell table:style-name="expresions.B1" office:value-type="string">
            <text:p text:style-name="P52">Resultat</text:p>
          </table:table-cell>
        </table:table-row>
        <table:table-row table:style-name="expresions.1">
          <table:table-cell table:style-name="expresions.A2" office:value-type="string">
            <text:p text:style-name="P21">((3 + 2) ^ 2 – 15) / 2 * 5</text:p>
          </table:table-cell>
          <table:table-cell table:style-name="expresions.B2" office:value-type="string">
            <text:p text:style-name="P58">25</text:p>
          </table:table-cell>
        </table:table-row>
        <table:table-row table:style-name="expresions.1">
          <table:table-cell table:style-name="expresions.A2" office:value-type="string">
            <text:p text:style-name="P46"><text:span text:style-name="T9">5 – 2 &gt; 4 </text:span>AND<text:span text:style-name="T9"> </text:span><text:span text:style-name="T8">NOT</text:span><text:span text:style-name="T9"> 0.5 == 1 / 2</text:span></text:p>
          </table:table-cell>
          <table:table-cell table:style-name="expresions.B2" office:value-type="string">
            <text:p text:style-name="P58">Incorrecta</text:p>
          </table:table-cell>
        </table:table-row>
        <table:table-row table:style-name="expresions.1">
          <table:table-cell table:style-name="expresions.A2" office:value-type="string">
            <text:p text:style-name="P25">x= 1</text:p>
            <text:p text:style-name="P27">y = 4</text:p>
            <text:p text:style-name="P27">z = 10</text:p>
            <text:p text:style-name="P23">2 * x + 0.5 + y – 1 / 5 * z</text:p>
          </table:table-cell>
          <table:table-cell table:style-name="expresions.B2" office:value-type="string">
            <text:p text:style-name="P58">6.5</text:p>
          </table:table-cell>
        </table:table-row>
        <table:table-row table:style-name="expresions.1">
          <table:table-cell table:style-name="expresions.A2" office:value-type="string">
            <text:p text:style-name="P26">pi = 3.14</text:p>
            <text:p text:style-name="P25">x= 1</text:p>
            <text:p text:style-name="P27">y = 4</text:p>
            <text:p text:style-name="P27">z = 10</text:p>
            <text:p text:style-name="P47"><text:span text:style-name="T9">pi * x ^ 2 &gt; y </text:span>OR<text:span text:style-name="T9"> 2 * pi * x &lt;= z</text:span></text:p>
          </table:table-cell>
          <table:table-cell table:style-name="expresions.B2" office:value-type="string">
            <text:p text:style-name="P58">true</text:p>
          </table:table-cell>
        </table:table-row>
        <table:table-row table:style-name="expresions.1">
          <table:table-cell table:style-name="expresions.A2" office:value-type="string">
            <text:p text:style-name="P18"><text:span text:style-name="T14">x</text:span> = 1</text:p>
            <text:p text:style-name="P20">y = 4</text:p>
            <text:p text:style-name="P20">z = 10</text:p>
            <text:p text:style-name="P20">pi = 3.14</text:p>
            <text:p text:style-name="P20">e = 2.71</text:p>
            <text:p text:style-name="P19">e ^ (x – 1) / (x * z) / (x / z)</text:p>
          </table:table-cell>
          <table:table-cell table:style-name="expresions.B2" office:value-type="string">
            <text:p text:style-name="P58">Error. Divisió per zero.</text:p>
          </table:table-cell>
        </table:table-row>
        <table:table-row table:style-name="expresions.1">
          <table:table-cell table:style-name="expresions.A2" office:value-type="string">
            <text:p text:style-name="P22">''<text:span text:style-name="T11">Hola</text:span> '' + ''<text:span text:style-name="T11">Mundo</text:span>'' == ''<text:span text:style-name="T11">Hola</text:span> <text:span text:style-name="T11">Mundo</text:span>'' OR ''A'' == ''a''</text:p>
          </table:table-cell>
          <table:table-cell table:style-name="expresions.B2" office:value-type="string">
            <text:p text:style-name="P59">true</text:p>
          </table:table-cell>
        </table:table-row>
      </table:table>
      <text:p text:style-name="P24"><text:soft-page-break/></text:p>
      <text:p text:style-name="P16"/>
      <text:p text:style-name="P54"><text:span text:style-name="T7">3</text:span>. <text:span text:style-name="T11">Avalua les següents expressions</text:span>:</text:p>
      <text:list xml:id="list3639964896" text:style-name="WWNum1">
        <text:list-item>
          <text:p text:style-name="P61">24 % 5<text:tab/><text:tab/><text:tab/><text:tab/><text:tab/><text:span text:style-name="T20">= 4</text:span></text:p>
        </text:list-item>
        <text:list-item>
          <text:p text:style-name="P62">7 / 2 + 2.5<text:tab/><text:tab/><text:tab/><text:tab/><text:tab/><text:span text:style-name="T20">= 5.5</text:span></text:p>
        </text:list-item>
        <text:list-item>
          <text:p text:style-name="P62">10.8 / 2 + 2<text:tab/><text:tab/><text:tab/><text:tab/><text:tab/><text:span text:style-name="T20">= </text:span><text:span text:style-name="T24">7</text:span><text:span text:style-name="T20">.4</text:span></text:p>
        </text:list-item>
        <text:list-item>
          <text:p text:style-name="P62">( 4 + 6 ) * 3 + 2 * ( 5 - 1 )<text:tab/><text:tab/><text:tab/><text:span text:style-name="T20">= 38</text:span></text:p>
        </text:list-item>
        <text:list-item>
          <text:p text:style-name="P62">5 / 2 + 17 % 3<text:tab/><text:tab/><text:tab/><text:tab/><text:span text:style-name="T20">= 4</text:span></text:p>
        </text:list-item>
        <text:list-item>
          <text:p text:style-name="P62">7 &gt;= 5 OR 27 &lt;&gt; 8<text:tab/><text:tab/><text:tab/><text:tab/><text:span text:style-name="T20">= true</text:span></text:p>
        </text:list-item>
        <text:list-item>
          <text:p text:style-name="P62">(45 &lt;= 7) OR NOT ( 5 &gt;= 7 )<text:tab/><text:tab/><text:span text:style-name="T20">= true</text:span></text:p>
        </text:list-item>
        <text:list-item>
          <text:p text:style-name="P62">27 % 4 + 15 / 4<text:tab/><text:tab/><text:tab/><text:tab/><text:span text:style-name="T20">= 6</text:span></text:p>
        </text:list-item>
        <text:list-item>
          <text:p text:style-name="P62">37 / 4 * 4 – 2<text:tab/><text:tab/><text:tab/><text:tab/><text:span text:style-name="T20">= 34</text:span></text:p>
        </text:list-item>
        <text:list-item>
          <text:p text:style-name="P62">(25 &gt;= 7) AND NOT (7 &lt;=2)<text:tab/><text:tab/><text:span text:style-name="T20">= </text:span><text:span text:style-name="T21">true</text:span></text:p>
        </text:list-item>
        <text:list-item>
          <text:p text:style-name="P61">('H' &lt; 'J') AND ('9' &lt;&gt; '7')<text:tab/><text:tab/><text:tab/><text:span text:style-name="T21">= true</text:span></text:p>
        </text:list-item>
        <text:list-item>
          <text:p text:style-name="P61">25 &gt; 20 AND 13 &gt; 5<text:tab/><text:tab/><text:tab/><text:span text:style-name="T21">= </text:span><text:span text:style-name="T22">true</text:span></text:p>
        </text:list-item>
        <text:list-item>
          <text:p text:style-name="P61">10 + 4 &lt; 15 - 3 OR 2 * 5 + 1 &gt; 14 – 2 * 2<text:tab/><text:tab/><text:span text:style-name="T22">= </text:span><text:span text:style-name="T23">true</text:span></text:p>
        </text:list-item>
        <text:list-item>
          <text:p text:style-name="P61">4 * 2 &lt;= 8 OR 2 * 2 &lt; 5 AND 4 &gt; 3 + 1<text:tab/><text:tab/><text:span text:style-name="T22">= <text:s/></text:span><text:span text:style-name="T23">true</text:span></text:p>
        </text:list-item>
        <text:list-item>
          <text:p text:style-name="P63">10 &lt;= 2 * 5 AND 3 &lt; 4 OR NOT (8&gt;7) AND 3 * 2 &lt;= 4 * 2 – 1<text:tab/><text:tab/><text:span text:style-name="T22">= </text:span><text:span text:style-name="T23">true</text:span></text:p>
        </text:list-item>
      </text:list>
      <text:p text:style-name="P49"/>
      <text:p text:style-name="P54"><draw:custom-shape text:anchor-type="paragraph" draw:z-index="0" draw:name="Imagen2" draw:style-name="gr1" draw:text-style-name="P73" svg:width="0.036cm" svg:height="0.036cm" svg:x="-1.376cm" svg:y="0cm"><text:p/><draw:enhanced-geometry draw:mirror-horizontal="false" draw:mirror-vertical="false" svg:viewBox="0 0 21600 21600" draw:type="mso-spt32" draw:enhanced-path="M 0 0 L 21600 21600 N"/></draw:custom-shape><text:span text:style-name="T11">4</text:span>. <text:span text:style-name="T11">Escriu un algorisme per cuina</text:span><text:span text:style-name="T14">r</text:span><text:span text:style-name="T11"> una truita a la francesa</text:span></text:p>
      <text:p text:style-name="P54">...</text:p>
      <text:p text:style-name="P54">5. <text:span text:style-name="T12">Defineix els conceptes de variable i constant. Explica els conceptes d’identificador, tipus i àmbit.</text:span></text:p>
      <text:p text:style-name="P54">...</text:p>
      <text:p text:style-name="P54"/>
      <text:p text:style-name="P54"/>
      <text:p text:style-name="P54"/>
      <text:p text:style-name="P54"/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2</text:page-number></text:span><text:span text:style-name="MT4">/</text:span><text:span text:style-name="MT4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3-09-18T10:52:14.395000000</dc:date>
    <meta:print-date>2007-03-19T14:04:00</meta:print-date>
    <meta:editing-cycles>56</meta:editing-cycles>
    <meta:editing-duration>PT5H45M5S</meta:editing-duration>
    <meta:generator>LibreOffice/7.2.0.4$Windows_X86_64 LibreOffice_project/9a9c6381e3f7a62afc1329bd359cc48accb6435b</meta:generator>
    <meta:document-statistic meta:table-count="3" meta:image-count="0" meta:object-count="0" meta:page-count="2" meta:paragraph-count="109" meta:word-count="489" meta:character-count="1541" meta:non-whitespace-character-count="1126"/>
  </office:meta>
</office:document-meta>
</file>